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81af" officeooo:paragraph-rsid="001881af"/>
    </style:style>
    <style:style style:name="P2" style:family="paragraph" style:parent-style-name="Standard">
      <style:text-properties officeooo:rsid="001ba3ef" officeooo:paragraph-rsid="001ba3ef"/>
    </style:style>
    <style:style style:name="T1" style:family="text">
      <style:text-properties officeooo:rsid="001a70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#6C757D <text:s/>gris <text:s text:c="4"/>header</text:p>
      <text:p text:style-name="P1"/>
      <text:p text:style-name="P1">nav li visuel <text:s/>#6C757D <text:s/>gris</text:p>
      <text:p text:style-name="P1">nav li survol non cliqué <text:s text:c="2"/>#5A6268 hover</text:p>
      <text:p text:style-name="P1">li actif menu <text:s/>#FFC107</text:p>
      <text:p text:style-name="P1">li actif menu <text:s/>survolé <text:s text:c="3"/>#E0A800</text:p>
      <text:p text:style-name="P1"/>
      <text:p text:style-name="P1">#28A745 <text:s/><text:span text:style-name="T1">btn vert visuel</text:span></text:p>
      <text:p text:style-name="P1">#218838 <text:s/><text:span text:style-name="T1">btn vert survoké <text:s text:c="4"/>span float right chaque bouton dans</text:span></text:p>
      <text:p text:style-name="P1"/>
      <text:p text:style-name="P1"><text:s text:c="4"/>-webkit-text-size-adjust: 100%;</text:p>
      <text:p text:style-name="P1"><text:s text:c="4"/>-webkit-tap-highlight-color: rgba(0,0,0,0);</text:p>
      <text:p text:style-name="P1"><text:s text:c="4"/>--blue: #007bff;</text:p>
      <text:p text:style-name="P1"><text:s text:c="4"/>--indigo: #6610f2;</text:p>
      <text:p text:style-name="P1"><text:s text:c="4"/>--purple: #6f42c1;</text:p>
      <text:p text:style-name="P1"><text:s text:c="4"/>--pink: #e83e8c;</text:p>
      <text:p text:style-name="P1"><text:s text:c="4"/>--red: #dc3545;</text:p>
      <text:p text:style-name="P1"><text:s text:c="4"/>--orange: #fd7e14;</text:p>
      <text:p text:style-name="P1"><text:s text:c="4"/>--yellow: #ffc107;</text:p>
      <text:p text:style-name="P1"><text:s text:c="4"/>--green: #28a745;</text:p>
      <text:p text:style-name="P1"><text:s text:c="4"/>--teal: #20c997;</text:p>
      <text:p text:style-name="P1"><text:s text:c="4"/>--cyan: #17a2b8;</text:p>
      <text:p text:style-name="P1"><text:s text:c="4"/>--white: #fff;</text:p>
      <text:p text:style-name="P1"><text:s text:c="4"/>--gray: #6c757d;</text:p>
      <text:p text:style-name="P1"><text:s text:c="4"/>--gray-dark: #343a40;</text:p>
      <text:p text:style-name="P1"><text:s text:c="4"/>--primary: #007bff;</text:p>
      <text:p text:style-name="P1"><text:s text:c="4"/>--secondary: #6c757d;</text:p>
      <text:p text:style-name="P1"><text:s text:c="4"/>--success: #28a745;</text:p>
      <text:p text:style-name="P1"><text:s text:c="4"/>--info: #17a2b8;</text:p>
      <text:p text:style-name="P1"><text:s text:c="4"/>--warning: #ffc107;</text:p>
      <text:p text:style-name="P1"><text:s text:c="4"/>--danger: #dc3545;</text:p>
      <text:p text:style-name="P1"><text:s text:c="4"/>--light: #f8f9fa;</text:p>
      <text:p text:style-name="P1"><text:s text:c="4"/>--dark: #343a40;</text:p>
      <text:p text:style-name="P1"><text:s text:c="4"/>--breakpoint-xs: 0;</text:p>
      <text:p text:style-name="P1"><text:s text:c="4"/>--breakpoint-sm: 576px;</text:p>
      <text:p text:style-name="P1"><text:s text:c="4"/>--breakpoint-md: 768px;</text:p>
      <text:p text:style-name="P1"><text:s text:c="4"/>--breakpoint-lg: 992px;</text:p>
      <text:p text:style-name="P1"><text:s text:c="4"/>--breakpoint-xl: 1200px;</text:p>
      <text:p text:style-name="P1"><text:s text:c="4"/>--font-family-sans-serif: -apple-system,BlinkMacSystemFont,"Segoe UI",Roboto,"Helvetica Neue",Arial,"Noto Sans",sans-serif,"Apple Color Emoji","Segoe UI Emoji","Segoe UI Symbol","Noto Color Emoji";</text:p>
      <text:p text:style-name="P1"><text:s text:c="4"/>--font-family-monospace: SFMono-Regular,Menlo,Monaco,Consolas,"Liberation Mono","Courier New",monospace;</text:p>
      <text:p text:style-name="P1"><text:s text:c="4"/>font-family: -apple-system,BlinkMacSystemFont,"Segoe UI",Roboto,"Helvetica Neue",Arial,"Noto Sans",sans-serif,"Apple Color Emoji","Segoe UI Emoji","Segoe UI Symbol","Noto Color Emoji";</text:p>
      <text:p text:style-name="P1"><text:s text:c="4"/>font-weight: 400;</text:p>
      <text:p text:style-name="P1"><text:s text:c="4"/>line-height: 1.5;</text:p>
      <text:p text:style-name="P1"><text:s text:c="4"/>text-align: left;</text:p>
      <text:p text:style-name="P1"><text:s text:c="4"/>stroke: currentcolor;</text:p>
      <text:p text:style-name="P1"><text:s text:c="4"/>fill: currentcolor;</text:p>
      <text:p text:style-name="P2"><text:soft-page-break/>figurine verte header</text:p>
      <text:p text:style-name="P1"><text:s text:c="4"/>stroke-width: 0;</text:p>
      <text:p text:style-name="P1"><text:s text:c="4"/>height: 1em;</text:p>
      <text:p text:style-name="P1"><text:s text:c="4"/>width: 1em;</text:p>
      <text:p text:style-name="P1"><text:s text:c="4"/>box-sizing: border-box;</text:p>
      <text:p text:style-name="P1"><text:s text:c="4"/>vertical-align: middle;</text:p>
      <text:p text:style-name="P1"><text:s text:c="4"/>overflow: hidden;</text:p>
      <text:p text:style-name="P1"><text:s text:c="4"/>color: #28a745!important;</text:p>
      <text:p text:style-name="P1"><text:s text:c="4"/>margin-left: 50px;</text:p>
      <text:p text:style-name="P1"><text:s text:c="4"/>font-size: 2em;</text:p>
      <text:p text:style-name="P1"><text:s text:c="4"/>margin-top: 10px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5T14:18:21.589252041</meta:creation-date>
    <meta:generator>LibreOffice/6.0.7.3$Linux_X86_64 LibreOffice_project/00m0$Build-3</meta:generator>
    <dc:date>2021-06-05T15:56:33.189974693</dc:date>
    <meta:editing-duration>PT1H17M32S</meta:editing-duration>
    <meta:editing-cycles>2</meta:editing-cycles>
    <meta:document-statistic meta:table-count="0" meta:image-count="0" meta:object-count="0" meta:page-count="2" meta:paragraph-count="54" meta:word-count="185" meta:character-count="1744" meta:non-whitespace-character-count="1437"/>
  </office:meta>
</office:document-meta>
</file>